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2.572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5.209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Barnsäkring av smartphone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Vilka är vi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eonhard Berg</text:p>
              </text:list-item>
              <text:list-item>
                <text:p>Olle Montelius</text:p>
              </text:list-item>
              <text:list-item>
                <text:p/>
              </text:list-item>
              <text:list-item>
                <text:p>Handledare: Thomas Kvis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>
            <draw:text-box>
              <text:p>Vi som jobbat med denna bla bla bla… .</text:p>
            </draw:text-box>
          </draw:frame>
        </presentation:notes>
      </draw:page>
      <draw:page draw:name="page3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Syfte och mål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äkra en smartphone så att ett barn tryggt kan använda den.</text:p>
              </text:list-item>
              <text:list-item>
                <text:p>Använda gratis / egenutvecklade programvaror</text:p>
              </text:list-item>
              <text:list-item>
                <text:p>Lätt hanterbart system (barn och föräldrar)</text:p>
              </text:list-item>
              <text:list-item>
                <text:p/>
              </text:list-item>
              <text:list-item>
                <text:p>Spärra SMS och samtal ifrån okända nummer</text:p>
              </text:list-item>
              <text:list-item>
                <text:p>Förhindra att användaren kan ändra inställningar</text:p>
              </text:list-item>
              <text:list-item>
                <text:p>Förhindra att användaren kan köra vissa appar</text:p>
              </text:list-item>
              <text:list-item>
                <text:p/>
              </text:list-item>
              <text:list-item>
                <text:p>Säkra internetanvändningen så att icke önskvärda sidor går att komma åt.</text:p>
              </text:list-item>
              <text:list-item>
                <text:p>All internettrafik går via VPN till en egen server i hemmet</text:p>
              </text:list-item>
              <text:list-item>
                <text:p>Internettrafiken filtreras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6.528cm" svg:x="2.159cm" svg:y="13.271cm" presentation:class="notes" presentation:user-transformed="true">
            <draw:text-box>
              <text:p>Skall kunna känna sig trygg att ens barn har en smartphone</text:p>
              <text:p/>
              <text:p>Består av 2 delar:</text:p>
              <text:p>Android del som berör den säkerhet man kanskapa på telefonen</text:p>
              <text:p>Nätverksdel som berör den säkerhet som man kan skapa på internet via filtrering och vpn</text:p>
              <text:p/>
              <text:p>Hindra samtal och sms som inte finns angivna i den egna telefonboken</text:p>
              <text:p>Förhindra att användaren inte kan ändra inställningar genom att blockera den appen.</text:p>
              <text:p>Förhindra att andra icke önskvärda appar går att starta</text:p>
              <text:p>Säkra internet genom att skicka all trafik vpn</text:p>
              <text:p>Tillgängliga sidor filtreras</text:p>
              <text:p/>
              <text:p/>
              <text:p/>
              <text:p><text:s/></text:p>
              <text:p/>
            </draw:text-box>
          </draw:frame>
        </presentation:notes>
      </draw:page>
      <draw:page draw:name="page4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Metodval och tillvägagångssät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lika plattformar för testning av funktioner och prestanda</text:p>
              </text:list-item>
              <text:list-item>
                <text:p>Raspberry Pi</text:p>
              </text:list-item>
              <text:list-item>
                <text:p>Snabbt referens-syste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user-transformed="true">
            <draw:text-box>
              <text:p>Använt olika testsystem för att prova funktioner och prestanda</text:p>
              <text:p/>
              <text:p>Rasperry PI – tänkt som ”slutprodukt”</text:p>
              <text:p/>
              <text:p>Core I7 – Referens för att se hur snabbt de går</text:p>
              <text:p/>
              <text:p/>
            </draw:text-box>
          </draw:frame>
        </presentation:notes>
      </draw:page>
      <draw:page draw:name="page5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Resultat och Slutsats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amtal och sms blockeras (dock med något bristande funktionalitet)</text:p>
              </text:list-item>
              <text:list-item>
                <text:p>Tillgång till appar blockeras</text:p>
              </text:list-item>
              <text:list-item>
                <text:p>Internettrafiken slussas via VPN</text:p>
              </text:list-item>
              <text:list-item>
                <text:p>Innehållsfiltrering OpenDNS / e2guardian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layer="layout" svg:width="25.199cm" svg:height="5.209cm" svg:x="1.4cm" svg:y="-0.014cm" presentation:class="title" presentation:user-transformed="true">
          <draw:text-box>
            <text:p>Förbättringar / Fortsatt arbe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ifiera VPN-klient så att tunnel ej går att stänga av</text:p>
              </text:list-item>
              <text:list-item>
                <text:p>Lättare installation (script / webgränssnitt)</text:p>
              </text:list-item>
              <text:list-item>
                <text:p>Fullt fungerande sms-applikation</text:p>
              </text:list-item>
              <text:list-item>
                <text:p>Få e2guardian att fungera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layer="layout" svg:width="25.199cm" svg:height="3.506cm" svg:x="1.4cm" svg:y="0.837cm" presentation:class="title">
          <draw:text-box>
            <text:p>De var all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9T13:33:38.988982344</meta:creation-date>
    <meta:generator>LibreOffice/5.1.6.2$Linux_X86_64 LibreOffice_project/10m0$Build-2</meta:generator>
    <dc:date>2018-05-30T09:20:22.760237376</dc:date>
    <meta:editing-duration>PT1H1M35S</meta:editing-duration>
    <meta:editing-cycles>11</meta:editing-cycles>
    <meta:document-statistic meta:object-count="53"/>
  </office:meta>
</office:document-meta>
</file>